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4b40b" officeooo:paragraph-rsid="0014b40b"/>
    </style:style>
    <style:style style:name="P2" style:family="paragraph" style:parent-style-name="Standard">
      <style:text-properties officeooo:paragraph-rsid="0014b40b"/>
    </style:style>
    <style:style style:name="T1" style:family="text">
      <style:text-properties officeooo:rsid="0014b40b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officeooo:rsid="0014b40b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officeooo:rsid="0014b4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 = (V<text:span text:style-name="T2">N</text:span><text:span text:style-name="T6">, V</text:span><text:span text:style-name="T3">T</text:span><text:span text:style-name="T6">, S, P</text:span>)</text:p>
      <text:p text:style-name="P1">V<text:span text:style-name="T2">N</text:span><text:span text:style-name="T5"> – alfabetul simbolurilor neterminale</text:span></text:p>
      <text:p text:style-name="P1">V<text:span text:style-name="T2">T</text:span><text:span text:style-name="T5"> – alfabetul <text:s/>simbolurilor terminale</text:span></text:p>
      <text:p text:style-name="P1">S – <text:span text:style-name="T5">simbol de start</text:span></text:p>
      <text:p text:style-name="P1">P –<text:span text:style-name="T5"> mulțimea de reguli(producții)</text:span></text:p>
      <text:p text:style-name="P1"/>
      <text:p text:style-name="P1">V<text:span text:style-name="T2">N</text:span><text:span text:style-name="T5">= {S, DELETE_SYSTEM_FILES, PASS_PARAMETER, SYS_32_DIR, PATH_VALID_SYMBOL}</text:span></text:p>
      <text:p text:style-name="P2"><text:span text:style-name="T1">V</text:span><text:span text:style-name="T4">T</text:span><text:span text:style-name="T7">= {C:\Windows\System32\, A, B}</text:span></text:p>
      <text:p text:style-name="P2"><text:span text:style-name="T7"/></text:p>
      <text:p text:style-name="P1"><text:span text:style-name="T5">P = {</text:span></text:p>
      <text:p text:style-name="P1"><text:span text:style-name="T5"><text:tab/>S → <text:s/>DELETE_SYSTEM_FILES</text:span></text:p>
      <text:p text:style-name="P1"/>
      <text:p text:style-name="P1"><text:span text:style-name="T5"><text:tab/>DELETE_SYSTEM_FILES → &lt;PASS_PARAMETER&gt;&lt;CALL_DELETE_FUNCTION&gt;</text:span></text:p>
      <text:p text:style-name="P1"><text:span text:style-name="T5"><text:tab/></text:span></text:p>
      <text:p text:style-name="P1"><text:span text:style-name="T5"><text:tab/>PASS_PARAMETER → LEA RCX, &lt;SYS_32_DIR&gt;</text:span></text:p>
      <text:p text:style-name="P1"><text:tab/>SYS_32_DIR → <text:span text:style-name="T5">C:\Windows\System32\&lt;PATH_VALID_SYMBOL&gt;</text:span></text:p>
      <text:p text:style-name="P2"><text:span text:style-name="T1"><text:tab/></text:span><text:span text:style-name="T7">PATH_VALID_SYMBOL → &lt;PATH_VALID_SYMBOL&gt;|A|B|C|D|E|F|G|H|I|J|K|L|M|N|O|P|Q|R|S|T|U|V|WX|Y|Z|.|</text:span>€<text:span text:style-name="T1">|</text:span><text:bookmark text:name="character-set-128---255"/><text:span text:style-name="T1">&lt;</text:span>Character set (128 – 255)-<text:span text:style-name="T1">{ “</text:span>&lt;” <text:span text:style-name="T1">| “</text:span>&gt;” <text:span text:style-name="T1">| “</text:span>:” <text:span text:style-name="T1">| ”</text:span>"” <text:span text:style-name="T1">| “</text:span>/” <text:span text:style-name="T1">| “</text:span>\” <text:span text:style-name="T1">| “</text:span>|” <text:span text:style-name="T1">| “</text:span>?” <text:span text:style-name="T1">| “*”}</text:span>&gt;</text:p>
      <text:p text:style-name="P1"/>
      <text:p text:style-name="P1"><text:tab/><text:span text:style-name="T5">CALL_DELETE_FUNCTION → CALL qword ptr [KERNEL32.DLL::DeleteFileA]</text:span></text:p>
      <text:p text:style-name="P1"><text:span text:style-name="T5">}</text:span></text:p>
      <text:p text:style-name="P1"/>
      <text:p text:style-name="P1">I should take care of the restrictions from here(<text:a xlink:type="simple" xlink:href="https://learn.microsoft.com/en-us/windows/win32/fileio/naming-a-file" text:style-name="Internet_20_link" text:visited-style-name="Visited_20_Internet_20_Link">https://learn.microsoft.com/en-us/windows/win32/fileio/naming-a-file</text:a>)</text:p>
      <text:p text:style-name="P1"/>
      <text:p text:style-name="P2">Character set (128 – 255) - <text:a xlink:type="simple" xlink:href="https://learn.microsoft.com/en-us/office/vba/language/reference/user-interface-help/character-set-128255" text:style-name="Internet_20_link" text:visited-style-name="Visited_20_Internet_20_Link"><text:span text:style-name="T1">https://learn.microsoft.com/en-us/office/vba/language/reference/user-interface-help/character-set-128255</text:span></text:a></text:p>
      <text:p text:style-name="P2"/>
      <text:p text:style-name="P2"><text:a xlink:type="simple" xlink:href="https://staff.fmi.uvt.ro/~mircea.dragan/docs/Limbaje2.pdf" text:style-name="Internet_20_link" text:visited-style-name="Visited_20_Internet_20_Link">https://staff.fmi.uvt.ro/~mircea.dragan/docs/Limbaje2.pdf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 PL KaitiM GB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AR PL KaitiM GB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AR PL KaitiM GB" style:font-family-asian="'AR PL KaitiM GB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1:04:59.062288661</meta:creation-date>
    <dc:date>2024-06-06T08:45:30.638975867</dc:date>
    <meta:editing-duration>PT11H40M31S</meta:editing-duration>
    <meta:editing-cycles>2</meta:editing-cycles>
    <meta:generator>LibreOffice/7.6.4.1$Linux_X86_64 LibreOffice_project/60$Build-1</meta:generator>
    <meta:print-date>2024-06-06T08:45:15.890079878</meta:print-date>
    <meta:printed-by>PDF files</meta:printed-by>
    <meta:document-statistic meta:table-count="0" meta:image-count="0" meta:object-count="0" meta:page-count="1" meta:paragraph-count="19" meta:word-count="95" meta:character-count="990" meta:non-whitespace-character-count="898"/>
  </office:meta>
</office:document-meta>
</file>